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28.99mm" table:align="margins" style:shadow="none"/>
    </style:style>
    <style:style style:name="Table1.A" style:family="table-column">
      <style:table-column-properties style:column-width="3.97mm" style:rel-column-width="2016*"/>
    </style:style>
    <style:style style:name="Table1.B" style:family="table-column">
      <style:table-column-properties style:column-width="23.37mm" style:rel-column-width="11873*"/>
    </style:style>
    <style:style style:name="Table1.C" style:family="table-column">
      <style:table-column-properties style:column-width="13.11mm" style:rel-column-width="6658*"/>
    </style:style>
    <style:style style:name="Table1.D" style:family="table-column">
      <style:table-column-properties style:column-width="4.48mm" style:rel-column-width="2276*"/>
    </style:style>
    <style:style style:name="Table1.E" style:family="table-column">
      <style:table-column-properties style:column-width="14.9mm" style:rel-column-width="7572*"/>
    </style:style>
    <style:style style:name="Table1.F" style:family="table-column">
      <style:table-column-properties style:column-width="25.36mm" style:rel-column-width="12886*"/>
    </style:style>
    <style:style style:name="Table1.G" style:family="table-column">
      <style:table-column-properties style:column-width="5.2mm" style:rel-column-width="2643*"/>
    </style:style>
    <style:style style:name="Table1.H" style:family="table-column">
      <style:table-column-properties style:column-width="35.51mm" style:rel-column-width="18039*"/>
    </style:style>
    <style:style style:name="Table1.I" style:family="table-column">
      <style:table-column-properties style:column-width="3.09mm" style:rel-column-width="1572*"/>
    </style:style>
    <style:style style:name="Table1.1" style:family="table-row">
      <style:table-row-properties style:min-row-height="8.91mm"/>
    </style:style>
    <style:style style:name="Table1.A1" style:family="table-cell">
      <style:table-cell-properties style:vertical-align="bottom" fo:padding="0.97mm" fo:border="none"/>
    </style:style>
    <style:style style:name="Table1.2" style:family="table-row">
      <style:table-row-properties style:min-row-height="19.14mm"/>
    </style:style>
    <style:style style:name="Table1.3" style:family="table-row">
      <style:table-row-properties style:min-row-height="9mm"/>
    </style:style>
    <style:style style:name="Table1.4" style:family="table-row">
      <style:table-row-properties style:min-row-height="3.97mm"/>
    </style:style>
    <style:style style:name="Table1.C4" style:family="table-cell">
      <style:table-cell-properties style:vertical-align="" fo:padding="0.97mm" fo:border="none"/>
    </style:style>
    <style:style style:name="Table1.5" style:family="table-row">
      <style:table-row-properties style:min-row-height="20.28mm"/>
    </style:style>
    <style:style style:name="Table1.6" style:family="table-row">
      <style:table-row-properties style:min-row-height="4.62mm"/>
    </style:style>
    <style:style style:name="Table1.7" style:family="table-row">
      <style:table-row-properties style:min-row-height="12.44mm"/>
    </style:style>
    <style:style style:name="Table1.8" style:family="table-row">
      <style:table-row-properties style:min-row-height="5.75mm"/>
    </style:style>
    <style:style style:name="Table1.9" style:family="table-row">
      <style:table-row-properties style:min-row-height="5.91mm"/>
    </style:style>
    <style:style style:name="Table1.10" style:family="table-row">
      <style:table-row-properties style:min-row-height="6.28mm"/>
    </style:style>
    <style:style style:name="P1" style:family="paragraph" style:parent-style-name="Standard">
      <style:paragraph-properties fo:margin-left="0mm" fo:margin-right="0.25mm" fo:margin-top="1.52mm" fo:margin-bottom="1.52mm" fo:text-align="start" style:justify-single-word="false" fo:text-indent="0mm" style:auto-text-indent="false" style:snap-to-layout-grid="fals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ahoma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left="0mm" fo:margin-right="0mm" fo:margin-top="0.85mm" fo:margin-bottom="0.85mm" fo:text-align="start" style:justify-single-word="false" fo:text-indent="0mm" style:auto-text-indent="false"/>
      <style:text-properties fo:color="#000000" style:text-outline="false" style:text-line-through-style="none" style:font-name="Times New Roman" fo:font-size="9pt" fo:language="zxx" fo:country="none" fo:font-style="normal" fo:text-shadow="none" style:text-underline-style="none" fo:font-weight="normal" fo:background-color="transparent" style:font-name-asian="Tahoma" style:font-size-asian="9pt" style:language-asian="en" style:country-asian="US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Table_20_Contents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margin-left="0mm" fo:margin-right="-0.02mm" fo:text-indent="0m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margin-left="0mm" fo:margin-right="-0.02mm" fo:text-indent="0mm" style:auto-text-indent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7" style:family="paragraph" style:parent-style-name="Table_20_Contents">
      <style:paragraph-properties fo:margin-left="0mm" fo:margin-right="-0.02mm" fo:text-indent="0m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margin-left="-0.02mm" fo:margin-right="-0.02mm" fo:text-indent="22.3m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9" office:value-type="string">
            <text:p text:style-name="P1"><text:placeholder text:placeholder-type="text">&lt;for each="sequence,line in enumerate(get_the_a3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6" office:value-type="string">
            <text:p text:style-name="P6"><text:placeholder text:placeholder-type="objec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table:number-columns-spanned="4" office:value-type="string">
            <text:p text:style-name="P7"><text:placeholder text:placeholder-type="object">&lt;line.ngay_lap and line.ngay_lap[8:10]&gt;</text:placeholder> <text:s text:c="4"/><text:placeholder text:placeholder-type="object">&lt;line.ngay_lap and line.ngay_lap[5:7]&gt;</text:placeholder> <text:s text:c="4"/><text:placeholder text:placeholder-type="object">&lt;line.ngay_lap and line.ngay_lap[:4]&gt;</text:placeholder></text:p>
          </table:table-cell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placeholder text:placeholder-type="object">&lt;line.ngay_dk and line.ngay_dk[8:10]&gt;</text:placeholder> <text:s text:c="4"/><text:placeholder text:placeholder-type="object">&lt;line.ngay_dk and line.ngay_dk[5:7]&gt;</text:placeholder> <text:s text:c="4"/><text:placeholder text:placeholder-type="object">&lt;line.ngay_dk and line.ngay_dk[:4]&gt;</text:placeholder></text:p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C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C4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3"/>
          </table:table-cell>
          <table:table-cell table:style-name="Table1.C4" table:number-columns-spanned="7" office:value-type="string">
            <text:p text:style-name="P8"><text:placeholder text:placeholder-type="object">&lt;line.trich_yeu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4" table:number-rows-spanned="2" office:value-type="string">
            <text:p text:style-name="P3"/>
          </table:table-cell>
        </table:table-row>
        <table:table-row table:style-name="Table1.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8">
          <table:table-cell table:style-name="Table1.A1" table:number-columns-spanned="9" office:value-type="string">
            <text:p text:style-name="P1"><text:placeholder text:placeholder-type="text">&lt;for each="sequence,dt in enumerate(get_line(line.doi_tuong_line,line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5"/>
          </table:table-cell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10">
          <table:table-cell table:style-name="Table1.A1" table:number-columns-spanned="9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9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8.99mm" fo:page-height="159mm" style:num-format="1" style:print-orientation="portrait" fo:margin="0mm" fo:margin-top="0mm" fo:margin-bottom="0mm" fo:margin-left="0mm" fo:margin-right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ang </meta:initial-creator>
    <meta:creation-date>2015-02-02T14:57:30</meta:creation-date>
    <dc:date>2015-02-28T10:48:57</dc:date>
    <meta:editing-duration>PT4H6M27S</meta:editing-duration>
    <meta:editing-cycles>137</meta:editing-cycles>
    <meta:generator>LibreOffice/3.5$Linux_X86_64 LibreOffice_project/350m1$Build-2</meta:generator>
    <meta:printed-by>Hoang </meta:printed-by>
    <meta:print-date>2015-02-03T09:08:48</meta:print-date>
    <dc:creator>phung11764 </dc:creator>
    <meta:document-statistic meta:table-count="1" meta:image-count="0" meta:object-count="0" meta:page-count="1" meta:paragraph-count="8" meta:word-count="30" meta:character-count="407" meta:non-whitespace-character-count="369"/>
  </office:meta>
</office:document-meta>
</file>